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.89pt"/>
    </style:style>
    <style:style style:name="co2" style:family="table-column">
      <style:table-column-properties fo:break-before="auto" style:column-width="50.71pt"/>
    </style:style>
    <style:style style:name="co3" style:family="table-column">
      <style:table-column-properties fo:break-before="auto" style:column-width="56.24pt"/>
    </style:style>
    <style:style style:name="co4" style:family="table-column">
      <style:table-column-properties fo:break-before="auto" style:column-width="276.41pt"/>
    </style:style>
    <style:style style:name="co5" style:family="table-column">
      <style:table-column-properties fo:break-before="auto" style:column-width="99.35pt"/>
    </style:style>
    <style:style style:name="co6" style:family="table-column">
      <style:table-column-properties fo:break-before="auto" style:column-width="49.29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118.06pt"/>
    </style:style>
    <style:style style:name="co9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Eda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 style:data-style-name="N125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fo:background-color="#ff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99ff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fo:background-color="#c9daf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da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/>
          <table:table-cell table:style-name="ce4" office:value-type="string" calcext:value-type="string">
            <text:p>ESTRUCTURAS DE DATOS Y ALGORITMOS</text:p>
          </table:table-cell>
          <table:table-cell table:style-name="ce2"/>
          <table:table-cell table:style-name="ce1" table:number-columns-repeated="3"/>
          <table:table-cell table:style-name="ce2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4" office:value-type="string" calcext:value-type="string">
            <text:p>Primer Cuatrimestre 2024 - MODALIDAD PRESENCIAL</text:p>
          </table:table-cell>
          <table:table-cell table:style-name="ce2"/>
          <table:table-cell table:style-name="ce1" table:number-columns-repeated="3"/>
          <table:table-cell table:style-name="ce2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1"/>
          <table:table-cell table:style-name="ce2" table:number-columns-repeated="2"/>
          <table:table-cell table:style-name="ce1"/>
          <table:table-cell table:style-name="ce16" office:value-type="string" calcext:value-type="string" table:number-columns-spanned="2" table:number-rows-spanned="1">
            <text:p>LEER / VER ANTES DE LA CLASE</text:p>
          </table:table-cell>
          <table:covered-table-cell table:style-name="ce18"/>
          <table:table-cell table:style-name="ce20" office:value-type="string" calcext:value-type="string">
            <text:p>EN CLASE</text:p>
          </table:table-cell>
          <table:table-cell table:style-name="ce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>
            <text:p>DIA</text:p>
          </table:table-cell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TEMA A DESARROLLAR EN LA CLASE</text:p>
          </table:table-cell>
          <table:table-cell table:style-name="ce10" office:value-type="string" calcext:value-type="string">
            <text:p>APUNTE</text:p>
          </table:table-cell>
          <table:table-cell table:style-name="ce10" office:value-type="string" calcext:value-type="string">
            <text:p>VIDEOS</text:p>
          </table:table-cell>
          <table:table-cell table:style-name="ce10" office:value-type="string" calcext:value-type="string">
            <text:p>KAHOOT</text:p>
          </table:table-cell>
          <table:table-cell table:style-name="ce10" office:value-type="string" calcext:value-type="string">
            <text:p>Entregas TPOs</text:p>
          </table:table-cell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table:formula="of:=IF(WEEKDAY([.C5])=2;&quot;lunes&quot;;IF(WEEKDAY([.C5])=3;&quot;martes&quot;;IF(WEEKDAY([.C5])=4;&quot;miércoles&quot;;IF(WEEKDAY([.C5])=5;&quot;jueves&quot;;IF(WEEKDAY([.C5])=6;&quot;viernes&quot;;IF(WEEKDAY([.C5])=7;&quot;sabado&quot;;IF(WEEKDAY([.C5])=1;&quot;domingo&quot;;&quot;??&quot;)))))))" office:value-type="string" office:string-value="jueves" calcext:value-type="string">
            <text:p>jueves</text:p>
          </table:table-cell>
          <table:table-cell table:style-name="ce8" office:value-type="date" office:date-value="2024-03-14" calcext:value-type="date">
            <text:p>14/03/24</text:p>
          </table:table-cell>
          <table:table-cell table:style-name="ce11" office:value-type="string" calcext:value-type="string">
            <text:p>BIENVENIDA - REPASO DE CONCEPTOS BASICOS</text:p>
          </table:table-cell>
          <table:table-cell table:style-name="ce6" office:value-type="string" calcext:value-type="string">
            <text:p>Apunte 1</text:p>
          </table:table-cell>
          <table:table-cell table:style-name="ce19" office:value-type="string" calcext:value-type="string">
            <text:p>1.1 y 1.2</text:p>
          </table:table-cell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table:formula="of:=IF(WEEKDAY([.C6])=2;&quot;lunes&quot;;IF(WEEKDAY([.C6])=3;&quot;martes&quot;;IF(WEEKDAY([.C6])=4;&quot;miércoles&quot;;IF(WEEKDAY([.C6])=5;&quot;jueves&quot;;IF(WEEKDAY([.C6])=6;&quot;viernes&quot;;IF(WEEKDAY([.C6])=7;&quot;sabado&quot;;IF(WEEKDAY([.C6])=1;&quot;domingo&quot;;&quot;??&quot;)))))))" office:value-type="string" office:string-value="viernes" calcext:value-type="string">
            <text:p>viernes</text:p>
          </table:table-cell>
          <table:table-cell table:style-name="ce8" office:value-type="date" office:date-value="2024-03-15" calcext:value-type="date">
            <text:p>15/03/24</text:p>
          </table:table-cell>
          <table:table-cell table:style-name="ce11" office:value-type="string" calcext:value-type="string">
            <text:p>PILA ESTATICA</text:p>
          </table:table-cell>
          <table:table-cell table:style-name="ce6" office:value-type="string" calcext:value-type="string">
            <text:p>Apunte 2 (Sección 2.1)</text:p>
          </table:table-cell>
          <table:table-cell table:style-name="ce19" office:value-type="date" office:date-value="2021-01-02" calcext:value-type="date">
            <text:p>2.1</text:p>
          </table:table-cell>
          <table:table-cell table:style-name="ce6" office:value-type="string" calcext:value-type="string">
            <text:p>REPASO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table:formula="of:=IF(WEEKDAY([.C7])=2;&quot;lunes&quot;;IF(WEEKDAY([.C7])=3;&quot;martes&quot;;IF(WEEKDAY([.C7])=4;&quot;miércoles&quot;;IF(WEEKDAY([.C7])=5;&quot;jueves&quot;;IF(WEEKDAY([.C7])=6;&quot;viernes&quot;;IF(WEEKDAY([.C7])=7;&quot;sabado&quot;;IF(WEEKDAY([.C7])=1;&quot;domingo&quot;;&quot;??&quot;)))))))" office:value-type="string" office:string-value="jueves" calcext:value-type="string">
            <text:p>jueves</text:p>
          </table:table-cell>
          <table:table-cell table:style-name="ce8" table:formula="of:=[.C5]+7" office:value-type="date" office:date-value="2024-03-21" calcext:value-type="date">
            <text:p>21/03/24</text:p>
          </table:table-cell>
          <table:table-cell table:style-name="ce11" office:value-type="string" calcext:value-type="string">
            <text:p>PILA DINAMICA</text:p>
          </table:table-cell>
          <table:table-cell table:style-name="ce6" office:value-type="string" calcext:value-type="string">
            <text:p>Apunte 2 (Sección 2.1)</text:p>
          </table:table-cell>
          <table:table-cell table:style-name="ce19" office:value-type="date" office:date-value="2021-02-02" calcext:value-type="date">
            <text:p>2.2</text:p>
          </table:table-cell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table:formula="of:=IF(WEEKDAY([.C8])=2;&quot;lunes&quot;;IF(WEEKDAY([.C8])=3;&quot;martes&quot;;IF(WEEKDAY([.C8])=4;&quot;miércoles&quot;;IF(WEEKDAY([.C8])=5;&quot;jueves&quot;;IF(WEEKDAY([.C8])=6;&quot;viernes&quot;;IF(WEEKDAY([.C8])=7;&quot;sabado&quot;;IF(WEEKDAY([.C8])=1;&quot;domingo&quot;;&quot;??&quot;)))))))" office:value-type="string" office:string-value="viernes" calcext:value-type="string">
            <text:p>viernes</text:p>
          </table:table-cell>
          <table:table-cell table:style-name="ce8" table:formula="of:=[.C6]+7" office:value-type="date" office:date-value="2024-03-22" calcext:value-type="date">
            <text:p>22/03/24</text:p>
          </table:table-cell>
          <table:table-cell table:style-name="ce11" office:value-type="string" calcext:value-type="string">
            <text:p>COLA ESTATICA</text:p>
          </table:table-cell>
          <table:table-cell table:style-name="ce6" office:value-type="string" calcext:value-type="string">
            <text:p>Apunte 2 (Sección 2.2)</text:p>
          </table:table-cell>
          <table:table-cell table:style-name="ce19" office:value-type="date" office:date-value="2021-03-02" calcext:value-type="date">
            <text:p>2.3</text:p>
          </table:table-cell>
          <table:table-cell table:style-name="ce6" office:value-type="string" calcext:value-type="string">
            <text:p>PILA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table:formula="of:=IF(WEEKDAY([.C9])=2;&quot;lunes&quot;;IF(WEEKDAY([.C9])=3;&quot;martes&quot;;IF(WEEKDAY([.C9])=4;&quot;miércoles&quot;;IF(WEEKDAY([.C9])=5;&quot;jueves&quot;;IF(WEEKDAY([.C9])=6;&quot;viernes&quot;;IF(WEEKDAY([.C9])=7;&quot;sabado&quot;;IF(WEEKDAY([.C9])=1;&quot;domingo&quot;;&quot;??&quot;)))))))" office:value-type="string" office:string-value="jueves" calcext:value-type="string">
            <text:p>jueves</text:p>
          </table:table-cell>
          <table:table-cell table:style-name="ce8" table:formula="of:=[.C7]+7" office:value-type="date" office:date-value="2024-03-28" calcext:value-type="date">
            <text:p>28/03/24</text:p>
          </table:table-cell>
          <table:table-cell table:style-name="ce12" office:value-type="string" calcext:value-type="string">
            <text:p>FERIADO SEMANA SANTA</text:p>
          </table:table-cell>
          <table:table-cell table:style-name="ce6" table:number-columns-repeated="4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table:formula="of:=IF(WEEKDAY([.C10])=2;&quot;lunes&quot;;IF(WEEKDAY([.C10])=3;&quot;martes&quot;;IF(WEEKDAY([.C10])=4;&quot;miércoles&quot;;IF(WEEKDAY([.C10])=5;&quot;jueves&quot;;IF(WEEKDAY([.C10])=6;&quot;viernes&quot;;IF(WEEKDAY([.C10])=7;&quot;sabado&quot;;IF(WEEKDAY([.C10])=1;&quot;domingo&quot;;&quot;??&quot;)))))))" office:value-type="string" office:string-value="viernes" calcext:value-type="string">
            <text:p>viernes</text:p>
          </table:table-cell>
          <table:table-cell table:style-name="ce8" table:formula="of:=[.C8]+7" office:value-type="date" office:date-value="2024-03-29" calcext:value-type="date">
            <text:p>29/03/24</text:p>
          </table:table-cell>
          <table:table-cell table:style-name="ce12" office:value-type="string" calcext:value-type="string">
            <text:p>FERIADO SEMANA SANTA</text:p>
          </table:table-cell>
          <table:table-cell table:style-name="ce6"/>
          <table:table-cell table:style-name="ce19"/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table:formula="of:=IF(WEEKDAY([.C11])=2;&quot;lunes&quot;;IF(WEEKDAY([.C11])=3;&quot;martes&quot;;IF(WEEKDAY([.C11])=4;&quot;miércoles&quot;;IF(WEEKDAY([.C11])=5;&quot;jueves&quot;;IF(WEEKDAY([.C11])=6;&quot;viernes&quot;;IF(WEEKDAY([.C11])=7;&quot;sabado&quot;;IF(WEEKDAY([.C11])=1;&quot;domingo&quot;;&quot;??&quot;)))))))" office:value-type="string" office:string-value="jueves" calcext:value-type="string">
            <text:p>jueves</text:p>
          </table:table-cell>
          <table:table-cell table:style-name="ce8" table:formula="of:=[.C9]+7" office:value-type="date" office:date-value="2024-04-04" calcext:value-type="date">
            <text:p>04/04/24</text:p>
          </table:table-cell>
          <table:table-cell table:style-name="ce11" office:value-type="string" calcext:value-type="string">
            <text:p>COLA DINAMICA</text:p>
          </table:table-cell>
          <table:table-cell table:style-name="ce6" office:value-type="string" calcext:value-type="string">
            <text:p>Apunte 2 (Sección 2.2)</text:p>
          </table:table-cell>
          <table:table-cell table:style-name="ce19" office:value-type="date" office:date-value="2021-04-02" calcext:value-type="date">
            <text:p>2.4</text:p>
          </table:table-cell>
          <table:table-cell/>
          <table:table-cell table:style-name="ce6" office:value-type="string" calcext:value-type="string">
            <text:p>TP PILA</text:p>
          </table:table-cell>
          <table:table-cell table:number-columns-repeated="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table:formula="of:=IF(WEEKDAY([.C12])=2;&quot;lunes&quot;;IF(WEEKDAY([.C12])=3;&quot;martes&quot;;IF(WEEKDAY([.C12])=4;&quot;miércoles&quot;;IF(WEEKDAY([.C12])=5;&quot;jueves&quot;;IF(WEEKDAY([.C12])=6;&quot;viernes&quot;;IF(WEEKDAY([.C12])=7;&quot;sabado&quot;;IF(WEEKDAY([.C12])=1;&quot;domingo&quot;;&quot;??&quot;)))))))" office:value-type="string" office:string-value="viernes" calcext:value-type="string">
            <text:p>viernes</text:p>
          </table:table-cell>
          <table:table-cell table:style-name="ce8" table:formula="of:=[.C10]+7" office:value-type="date" office:date-value="2024-04-05" calcext:value-type="date">
            <text:p>05/04/24</text:p>
          </table:table-cell>
          <table:table-cell table:style-name="ce11" office:value-type="string" calcext:value-type="string">
            <text:p>LISTA </text:p>
          </table:table-cell>
          <table:table-cell table:style-name="ce6" office:value-type="string" calcext:value-type="string">
            <text:p>Apunte 2 (Sección 2.3)</text:p>
          </table:table-cell>
          <table:table-cell table:style-name="ce6" office:value-type="string" calcext:value-type="string">
            <text:p>2.5 y 2.6</text:p>
          </table:table-cell>
          <table:table-cell table:style-name="ce6" office:value-type="string" calcext:value-type="string">
            <text:p>COLA</text:p>
          </table:table-cell>
          <table:table-cell table:style-name="ce6"/>
          <table:table-cell table:number-columns-repeated="2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table:formula="of:=IF(WEEKDAY([.C13])=2;&quot;lunes&quot;;IF(WEEKDAY([.C13])=3;&quot;martes&quot;;IF(WEEKDAY([.C13])=4;&quot;miércoles&quot;;IF(WEEKDAY([.C13])=5;&quot;jueves&quot;;IF(WEEKDAY([.C13])=6;&quot;viernes&quot;;IF(WEEKDAY([.C13])=7;&quot;sabado&quot;;IF(WEEKDAY([.C13])=1;&quot;domingo&quot;;&quot;??&quot;)))))))" office:value-type="string" office:string-value="jueves" calcext:value-type="string">
            <text:p>jueves</text:p>
          </table:table-cell>
          <table:table-cell table:style-name="ce8" table:formula="of:=[.C11]+7" office:value-type="date" office:date-value="2024-04-11" calcext:value-type="date">
            <text:p>11/04/24</text:p>
          </table:table-cell>
          <table:table-cell table:style-name="ce11" office:value-type="string" calcext:value-type="string">
            <text:p>LISTA </text:p>
          </table:table-cell>
          <table:table-cell table:style-name="ce6" office:value-type="string" calcext:value-type="string">
            <text:p>Apunte 2 (Sección 2.3)</text:p>
          </table:table-cell>
          <table:table-cell table:style-name="ce6" office:value-type="string" calcext:value-type="string">
            <text:p>2.5 y 2.6</text:p>
          </table:table-cell>
          <table:table-cell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table:formula="of:=IF(WEEKDAY([.C14])=2;&quot;lunes&quot;;IF(WEEKDAY([.C14])=3;&quot;martes&quot;;IF(WEEKDAY([.C14])=4;&quot;miércoles&quot;;IF(WEEKDAY([.C14])=5;&quot;jueves&quot;;IF(WEEKDAY([.C14])=6;&quot;viernes&quot;;IF(WEEKDAY([.C14])=7;&quot;sabado&quot;;IF(WEEKDAY([.C14])=1;&quot;domingo&quot;;&quot;??&quot;)))))))" office:value-type="string" office:string-value="viernes" calcext:value-type="string">
            <text:p>viernes</text:p>
          </table:table-cell>
          <table:table-cell table:style-name="ce8" table:formula="of:=[.C12]+7" office:value-type="date" office:date-value="2024-04-12" calcext:value-type="date">
            <text:p>12/04/24</text:p>
          </table:table-cell>
          <table:table-cell table:style-name="ce11" office:value-type="string" calcext:value-type="string">
            <text:p>ARBOL BINARIO</text:p>
          </table:table-cell>
          <table:table-cell table:style-name="ce6" office:value-type="string" calcext:value-type="string">
            <text:p>Apunte 3 (Secc 3.1 y 3.2)</text:p>
          </table:table-cell>
          <table:table-cell table:style-name="ce6" office:value-type="string" calcext:value-type="string">
            <text:p>3.1 y 3.2</text:p>
          </table:table-cell>
          <table:table-cell table:style-name="ce6" office:value-type="string" calcext:value-type="string">
            <text:p>LISTA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 table:formula="of:=IF(WEEKDAY([.C15])=2;&quot;lunes&quot;;IF(WEEKDAY([.C15])=3;&quot;martes&quot;;IF(WEEKDAY([.C15])=4;&quot;miércoles&quot;;IF(WEEKDAY([.C15])=5;&quot;jueves&quot;;IF(WEEKDAY([.C15])=6;&quot;viernes&quot;;IF(WEEKDAY([.C15])=7;&quot;sabado&quot;;IF(WEEKDAY([.C15])=1;&quot;domingo&quot;;&quot;??&quot;)))))))" office:value-type="string" office:string-value="jueves" calcext:value-type="string">
            <text:p>jueves</text:p>
          </table:table-cell>
          <table:table-cell table:style-name="ce8" table:formula="of:=[.C13]+7" office:value-type="date" office:date-value="2024-04-18" calcext:value-type="date">
            <text:p>18/04/24</text:p>
          </table:table-cell>
          <table:table-cell table:style-name="ce11" office:value-type="string" calcext:value-type="string">
            <text:p>ARBOL BINARIO</text:p>
          </table:table-cell>
          <table:table-cell table:style-name="ce6" office:value-type="string" calcext:value-type="string">
            <text:p>Apunte 3 (Secc 3.1 y 3.2)</text:p>
          </table:table-cell>
          <table:table-cell table:style-name="ce6" office:value-type="string" calcext:value-type="string">
            <text:p>3.1 y 3.2</text:p>
          </table:table-cell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 table:formula="of:=IF(WEEKDAY([.C16])=2;&quot;lunes&quot;;IF(WEEKDAY([.C16])=3;&quot;martes&quot;;IF(WEEKDAY([.C16])=4;&quot;miércoles&quot;;IF(WEEKDAY([.C16])=5;&quot;jueves&quot;;IF(WEEKDAY([.C16])=6;&quot;viernes&quot;;IF(WEEKDAY([.C16])=7;&quot;sabado&quot;;IF(WEEKDAY([.C16])=1;&quot;domingo&quot;;&quot;??&quot;)))))))" office:value-type="string" office:string-value="viernes" calcext:value-type="string">
            <text:p>viernes</text:p>
          </table:table-cell>
          <table:table-cell table:style-name="ce8" table:formula="of:=[.C14]+7" office:value-type="date" office:date-value="2024-04-19" calcext:value-type="date">
            <text:p>19/04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6" table:number-columns-repeated="2"/>
          <table:table-cell table:style-name="ce6" office:value-type="string" calcext:value-type="string">
            <text:p>ARBOL BINARIO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 table:formula="of:=IF(WEEKDAY([.C17])=2;&quot;lunes&quot;;IF(WEEKDAY([.C17])=3;&quot;martes&quot;;IF(WEEKDAY([.C17])=4;&quot;miércoles&quot;;IF(WEEKDAY([.C17])=5;&quot;jueves&quot;;IF(WEEKDAY([.C17])=6;&quot;viernes&quot;;IF(WEEKDAY([.C17])=7;&quot;sabado&quot;;IF(WEEKDAY([.C17])=1;&quot;domingo&quot;;&quot;??&quot;)))))))" office:value-type="string" office:string-value="jueves" calcext:value-type="string">
            <text:p>jueves</text:p>
          </table:table-cell>
          <table:table-cell table:style-name="ce8" table:formula="of:=[.C15]+7" office:value-type="date" office:date-value="2024-04-25" calcext:value-type="date">
            <text:p>25/04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6" table:number-columns-repeated="4"/>
          <table:table-cell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 table:formula="of:=IF(WEEKDAY([.C18])=2;&quot;lunes&quot;;IF(WEEKDAY([.C18])=3;&quot;martes&quot;;IF(WEEKDAY([.C18])=4;&quot;miércoles&quot;;IF(WEEKDAY([.C18])=5;&quot;jueves&quot;;IF(WEEKDAY([.C18])=6;&quot;viernes&quot;;IF(WEEKDAY([.C18])=7;&quot;sabado&quot;;IF(WEEKDAY([.C18])=1;&quot;domingo&quot;;&quot;??&quot;)))))))" office:value-type="string" office:string-value="viernes" calcext:value-type="string">
            <text:p>viernes</text:p>
          </table:table-cell>
          <table:table-cell table:style-name="ce8" table:formula="of:=[.C16]+7" office:value-type="date" office:date-value="2024-04-26" calcext:value-type="date">
            <text:p>26/04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6" table:number-columns-repeated="2"/>
          <table:table-cell table:style-name="ce6" office:value-type="string" calcext:value-type="string">
            <text:p>REPASO P1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table:formula="of:=IF(WEEKDAY([.C19])=2;&quot;lunes&quot;;IF(WEEKDAY([.C19])=3;&quot;martes&quot;;IF(WEEKDAY([.C19])=4;&quot;miércoles&quot;;IF(WEEKDAY([.C19])=5;&quot;jueves&quot;;IF(WEEKDAY([.C19])=6;&quot;viernes&quot;;IF(WEEKDAY([.C19])=7;&quot;sabado&quot;;IF(WEEKDAY([.C19])=1;&quot;domingo&quot;;&quot;??&quot;)))))))" office:value-type="string" office:string-value="jueves" calcext:value-type="string">
            <text:p>jueves</text:p>
          </table:table-cell>
          <table:table-cell table:style-name="ce9" table:formula="of:=[.C17]+7" office:value-type="date" office:date-value="2024-05-02" calcext:value-type="date">
            <text:p>02/05/24</text:p>
          </table:table-cell>
          <table:table-cell table:style-name="ce14" office:value-type="string" calcext:value-type="string">
            <text:p>1er Parcial: LISTA, PILA, COLA, ARBOL BINARIO</text:p>
          </table:table-cell>
          <table:table-cell table:style-name="ce6" table:number-columns-repeated="4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 table:formula="of:=IF(WEEKDAY([.C20])=2;&quot;lunes&quot;;IF(WEEKDAY([.C20])=3;&quot;martes&quot;;IF(WEEKDAY([.C20])=4;&quot;miércoles&quot;;IF(WEEKDAY([.C20])=5;&quot;jueves&quot;;IF(WEEKDAY([.C20])=6;&quot;viernes&quot;;IF(WEEKDAY([.C20])=7;&quot;sabado&quot;;IF(WEEKDAY([.C20])=1;&quot;domingo&quot;;&quot;??&quot;)))))))" office:value-type="string" office:string-value="viernes" calcext:value-type="string">
            <text:p>viernes</text:p>
          </table:table-cell>
          <table:table-cell table:style-name="ce8" table:formula="of:=[.C18]+7" office:value-type="date" office:date-value="2024-05-03" calcext:value-type="date">
            <text:p>03/05/24</text:p>
          </table:table-cell>
          <table:table-cell table:style-name="ce11" office:value-type="string" calcext:value-type="string">
            <text:p>ARBOL GENERICO</text:p>
          </table:table-cell>
          <table:table-cell table:style-name="ce6" office:value-type="string" calcext:value-type="string">
            <text:p>Apunte 3 (Sección 3.3)</text:p>
          </table:table-cell>
          <table:table-cell table:style-name="ce6" office:value-type="string" calcext:value-type="string">
            <text:p>3.3 y 3.4</text:p>
          </table:table-cell>
          <table:table-cell table:style-name="ce6" office:value-type="string" calcext:value-type="string">
            <text:p>--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table:formula="of:=IF(WEEKDAY([.C21])=2;&quot;lunes&quot;;IF(WEEKDAY([.C21])=3;&quot;martes&quot;;IF(WEEKDAY([.C21])=4;&quot;miércoles&quot;;IF(WEEKDAY([.C21])=5;&quot;jueves&quot;;IF(WEEKDAY([.C21])=6;&quot;viernes&quot;;IF(WEEKDAY([.C21])=7;&quot;sabado&quot;;IF(WEEKDAY([.C21])=1;&quot;domingo&quot;;&quot;??&quot;)))))))" office:value-type="string" office:string-value="jueves" calcext:value-type="string">
            <text:p>jueves</text:p>
          </table:table-cell>
          <table:table-cell table:style-name="ce8" table:formula="of:=[.C19]+7" office:value-type="date" office:date-value="2024-05-09" calcext:value-type="date">
            <text:p>09/05/24</text:p>
          </table:table-cell>
          <table:table-cell table:style-name="ce11" office:value-type="string" calcext:value-type="string">
            <text:p>ARBOL GENERICO</text:p>
          </table:table-cell>
          <table:table-cell table:style-name="ce6" office:value-type="string" calcext:value-type="string">
            <text:p>Apunte 3 (Sección 3.3)</text:p>
          </table:table-cell>
          <table:table-cell table:style-name="ce6" office:value-type="string" calcext:value-type="string">
            <text:p>3.5 y 3.6</text:p>
          </table:table-cell>
          <table:table-cell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table:formula="of:=IF(WEEKDAY([.C22])=2;&quot;lunes&quot;;IF(WEEKDAY([.C22])=3;&quot;martes&quot;;IF(WEEKDAY([.C22])=4;&quot;miércoles&quot;;IF(WEEKDAY([.C22])=5;&quot;jueves&quot;;IF(WEEKDAY([.C22])=6;&quot;viernes&quot;;IF(WEEKDAY([.C22])=7;&quot;sabado&quot;;IF(WEEKDAY([.C22])=1;&quot;domingo&quot;;&quot;??&quot;)))))))" office:value-type="string" office:string-value="viernes" calcext:value-type="string">
            <text:p>viernes</text:p>
          </table:table-cell>
          <table:table-cell table:style-name="ce8" table:formula="of:=[.C20]+7" office:value-type="date" office:date-value="2024-05-10" calcext:value-type="date">
            <text:p>10/05/24</text:p>
          </table:table-cell>
          <table:table-cell table:style-name="ce11" office:value-type="string" calcext:value-type="string">
            <text:p>HEAP</text:p>
          </table:table-cell>
          <table:table-cell table:style-name="ce6" office:value-type="string" calcext:value-type="string">
            <text:p>Apunte 4 (Sección 4.1)</text:p>
          </table:table-cell>
          <table:table-cell table:style-name="ce6" office:value-type="string" calcext:value-type="string">
            <text:p>4.1 y 4.2</text:p>
          </table:table-cell>
          <table:table-cell table:style-name="ce21" office:value-type="string" calcext:value-type="string">
            <text:p>ARBOL GEN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table:formula="of:=IF(WEEKDAY([.C23])=2;&quot;lunes&quot;;IF(WEEKDAY([.C23])=3;&quot;martes&quot;;IF(WEEKDAY([.C23])=4;&quot;miércoles&quot;;IF(WEEKDAY([.C23])=5;&quot;jueves&quot;;IF(WEEKDAY([.C23])=6;&quot;viernes&quot;;IF(WEEKDAY([.C23])=7;&quot;sabado&quot;;IF(WEEKDAY([.C23])=1;&quot;domingo&quot;;&quot;??&quot;)))))))" office:value-type="string" office:string-value="jueves" calcext:value-type="string">
            <text:p>jueves</text:p>
          </table:table-cell>
          <table:table-cell table:style-name="ce8" table:formula="of:=[.C21]+7" office:value-type="date" office:date-value="2024-05-16" calcext:value-type="date">
            <text:p>16/05/24</text:p>
          </table:table-cell>
          <table:table-cell table:style-name="ce11" office:value-type="string" calcext:value-type="string">
            <text:p>ABB</text:p>
          </table:table-cell>
          <table:table-cell table:style-name="ce6" office:value-type="string" calcext:value-type="string">
            <text:p>Apunte 4 (Sección 4.2)</text:p>
          </table:table-cell>
          <table:table-cell table:style-name="ce19" office:value-type="date" office:date-value="2024-03-04" calcext:value-type="date">
            <text:p>4.3</text:p>
          </table:table-cell>
          <table:table-cell/>
          <table:table-cell table:style-name="ce6" office:value-type="string" calcext:value-type="string">
            <text:p>TP COLA+LISTA+GEN</text:p>
          </table:table-cell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table:formula="of:=IF(WEEKDAY([.C24])=2;&quot;lunes&quot;;IF(WEEKDAY([.C24])=3;&quot;martes&quot;;IF(WEEKDAY([.C24])=4;&quot;miércoles&quot;;IF(WEEKDAY([.C24])=5;&quot;jueves&quot;;IF(WEEKDAY([.C24])=6;&quot;viernes&quot;;IF(WEEKDAY([.C24])=7;&quot;sabado&quot;;IF(WEEKDAY([.C24])=1;&quot;domingo&quot;;&quot;??&quot;)))))))" office:value-type="string" office:string-value="viernes" calcext:value-type="string">
            <text:p>viernes</text:p>
          </table:table-cell>
          <table:table-cell table:style-name="ce8" table:formula="of:=[.C22]+7" office:value-type="date" office:date-value="2024-05-17" calcext:value-type="date">
            <text:p>17/05/24</text:p>
          </table:table-cell>
          <table:table-cell table:style-name="ce11" office:value-type="string" calcext:value-type="string">
            <text:p>ABB</text:p>
          </table:table-cell>
          <table:table-cell table:style-name="ce6" office:value-type="string" calcext:value-type="string">
            <text:p>Apunte 4 (Sección 4.2)</text:p>
          </table:table-cell>
          <table:table-cell table:style-name="ce19" office:value-type="date" office:date-value="2024-04-04" calcext:value-type="date">
            <text:p>4.4</text:p>
          </table:table-cell>
          <table:table-cell table:style-name="ce6" office:value-type="string" calcext:value-type="string">
            <text:p>HEAP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table:formula="of:=IF(WEEKDAY([.C25])=2;&quot;lunes&quot;;IF(WEEKDAY([.C25])=3;&quot;martes&quot;;IF(WEEKDAY([.C25])=4;&quot;miércoles&quot;;IF(WEEKDAY([.C25])=5;&quot;jueves&quot;;IF(WEEKDAY([.C25])=6;&quot;viernes&quot;;IF(WEEKDAY([.C25])=7;&quot;sabado&quot;;IF(WEEKDAY([.C25])=1;&quot;domingo&quot;;&quot;??&quot;)))))))" office:value-type="string" office:string-value="jueves" calcext:value-type="string">
            <text:p>jueves</text:p>
          </table:table-cell>
          <table:table-cell table:style-name="ce8" table:formula="of:=[.C23]+7" office:value-type="date" office:date-value="2024-05-23" calcext:value-type="date">
            <text:p>23/05/24</text:p>
          </table:table-cell>
          <table:table-cell table:style-name="ce11" office:value-type="string" calcext:value-type="string">
            <text:p>AVL</text:p>
          </table:table-cell>
          <table:table-cell table:style-name="ce6" office:value-type="string" calcext:value-type="string">
            <text:p>Apunte 4 (Sección 4.3)</text:p>
          </table:table-cell>
          <table:table-cell table:style-name="ce19" office:value-type="date" office:date-value="2021-05-04" calcext:value-type="date">
            <text:p>4.5</text:p>
          </table:table-cell>
          <table:table-cell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table:formula="of:=IF(WEEKDAY([.C26])=2;&quot;lunes&quot;;IF(WEEKDAY([.C26])=3;&quot;martes&quot;;IF(WEEKDAY([.C26])=4;&quot;miércoles&quot;;IF(WEEKDAY([.C26])=5;&quot;jueves&quot;;IF(WEEKDAY([.C26])=6;&quot;viernes&quot;;IF(WEEKDAY([.C26])=7;&quot;sabado&quot;;IF(WEEKDAY([.C26])=1;&quot;domingo&quot;;&quot;??&quot;)))))))" office:value-type="string" office:string-value="viernes" calcext:value-type="string">
            <text:p>viernes</text:p>
          </table:table-cell>
          <table:table-cell table:style-name="ce8" table:formula="of:=[.C24]+7" office:value-type="date" office:date-value="2024-05-24" calcext:value-type="date">
            <text:p>24/05/24</text:p>
          </table:table-cell>
          <table:table-cell table:style-name="ce11" office:value-type="string" calcext:value-type="string">
            <text:p>HASH ABIERTO/CERRADO</text:p>
          </table:table-cell>
          <table:table-cell table:style-name="ce6" office:value-type="string" calcext:value-type="string">
            <text:p>Apunte 4 (Sección 4.4)</text:p>
          </table:table-cell>
          <table:table-cell table:style-name="ce19" office:value-type="date" office:date-value="2021-06-04" calcext:value-type="date">
            <text:p>4.6</text:p>
          </table:table-cell>
          <table:table-cell table:style-name="ce21" office:value-type="string" calcext:value-type="string">
            <text:p>ABB</text:p>
          </table:table-cell>
          <table:table-cell table:style-name="ce17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table:formula="of:=IF(WEEKDAY([.C27])=2;&quot;lunes&quot;;IF(WEEKDAY([.C27])=3;&quot;martes&quot;;IF(WEEKDAY([.C27])=4;&quot;miércoles&quot;;IF(WEEKDAY([.C27])=5;&quot;jueves&quot;;IF(WEEKDAY([.C27])=6;&quot;viernes&quot;;IF(WEEKDAY([.C27])=7;&quot;sabado&quot;;IF(WEEKDAY([.C27])=1;&quot;domingo&quot;;&quot;??&quot;)))))))" office:value-type="string" office:string-value="jueves" calcext:value-type="string">
            <text:p>jueves</text:p>
          </table:table-cell>
          <table:table-cell table:style-name="ce8" table:formula="of:=[.C25]+7" office:value-type="date" office:date-value="2024-05-30" calcext:value-type="date">
            <text:p>30/05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17" table:number-columns-repeated="2"/>
          <table:table-cell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table:formula="of:=IF(WEEKDAY([.C28])=2;&quot;lunes&quot;;IF(WEEKDAY([.C28])=3;&quot;martes&quot;;IF(WEEKDAY([.C28])=4;&quot;miércoles&quot;;IF(WEEKDAY([.C28])=5;&quot;jueves&quot;;IF(WEEKDAY([.C28])=6;&quot;viernes&quot;;IF(WEEKDAY([.C28])=7;&quot;sabado&quot;;IF(WEEKDAY([.C28])=1;&quot;domingo&quot;;&quot;??&quot;)))))))" office:value-type="string" office:string-value="viernes" calcext:value-type="string">
            <text:p>viernes</text:p>
          </table:table-cell>
          <table:table-cell table:style-name="ce8" table:formula="of:=[.C26]+7" office:value-type="date" office:date-value="2024-05-31" calcext:value-type="date">
            <text:p>31/05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6"/>
          <table:table-cell table:style-name="ce19"/>
          <table:table-cell table:style-name="ce21" office:value-type="string" calcext:value-type="string">
            <text:p>AVL-HASH</text:p>
          </table:table-cell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table:formula="of:=IF(WEEKDAY([.C29])=2;&quot;lunes&quot;;IF(WEEKDAY([.C29])=3;&quot;martes&quot;;IF(WEEKDAY([.C29])=4;&quot;miércoles&quot;;IF(WEEKDAY([.C29])=5;&quot;jueves&quot;;IF(WEEKDAY([.C29])=6;&quot;viernes&quot;;IF(WEEKDAY([.C29])=7;&quot;sabado&quot;;IF(WEEKDAY([.C29])=1;&quot;domingo&quot;;&quot;??&quot;)))))))" office:value-type="string" office:string-value="jueves" calcext:value-type="string">
            <text:p>jueves</text:p>
          </table:table-cell>
          <table:table-cell table:style-name="ce8" table:formula="of:=[.C27]+7" office:value-type="date" office:date-value="2024-06-06" calcext:value-type="date">
            <text:p>06/06/24</text:p>
          </table:table-cell>
          <table:table-cell table:style-name="ce13" office:value-type="string" calcext:value-type="string">
            <text:p>REPASO PARCIAL – SIMULACRO</text:p>
          </table:table-cell>
          <table:table-cell table:style-name="ce17" table:number-columns-repeated="3"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7" table:formula="of:=IF(WEEKDAY([.C30])=2;&quot;lunes&quot;;IF(WEEKDAY([.C30])=3;&quot;martes&quot;;IF(WEEKDAY([.C30])=4;&quot;miércoles&quot;;IF(WEEKDAY([.C30])=5;&quot;jueves&quot;;IF(WEEKDAY([.C30])=6;&quot;viernes&quot;;IF(WEEKDAY([.C30])=7;&quot;sabado&quot;;IF(WEEKDAY([.C30])=1;&quot;domingo&quot;;&quot;??&quot;)))))))" office:value-type="string" office:string-value="viernes" calcext:value-type="string">
            <text:p>viernes</text:p>
          </table:table-cell>
          <table:table-cell table:style-name="ce9" table:formula="of:=[.C28]+7" office:value-type="date" office:date-value="2024-06-07" calcext:value-type="date">
            <text:p>07/06/24</text:p>
          </table:table-cell>
          <table:table-cell table:style-name="ce14" office:value-type="string" calcext:value-type="string">
            <text:p>2do Parcial: GENERICO, HEAP, ABB, AVL, HASH</text:p>
          </table:table-cell>
          <table:table-cell table:style-name="ce6" table:number-columns-repeated="2"/>
          <table:table-cell/>
          <table:table-cell table:style-name="ce6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table:formula="of:=IF(WEEKDAY([.C31])=2;&quot;lunes&quot;;IF(WEEKDAY([.C31])=3;&quot;martes&quot;;IF(WEEKDAY([.C31])=4;&quot;miércoles&quot;;IF(WEEKDAY([.C31])=5;&quot;jueves&quot;;IF(WEEKDAY([.C31])=6;&quot;viernes&quot;;IF(WEEKDAY([.C31])=7;&quot;sabado&quot;;IF(WEEKDAY([.C31])=1;&quot;domingo&quot;;&quot;??&quot;)))))))" office:value-type="string" office:string-value="jueves" calcext:value-type="string">
            <text:p>jueves</text:p>
          </table:table-cell>
          <table:table-cell table:style-name="ce8" table:formula="of:=[.C29]+7" office:value-type="date" office:date-value="2024-06-13" calcext:value-type="date">
            <text:p>13/06/24</text:p>
          </table:table-cell>
          <table:table-cell table:style-name="ce11" office:value-type="string" calcext:value-type="string">
            <text:p>GRAFO - REPASO PARA RECUPERATORIO</text:p>
          </table:table-cell>
          <table:table-cell table:style-name="ce6" office:value-type="string" calcext:value-type="string">
            <text:p>Apunte 5</text:p>
          </table:table-cell>
          <table:table-cell table:style-name="ce6" office:value-type="string" calcext:value-type="string">
            <text:p>5.1 y 5.2</text:p>
          </table:table-cell>
          <table:table-cell table:style-name="ce6"/>
          <table:table-cell table:style-name="ce20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table:formula="of:=IF(WEEKDAY([.C32])=2;&quot;lunes&quot;;IF(WEEKDAY([.C32])=3;&quot;martes&quot;;IF(WEEKDAY([.C32])=4;&quot;miércoles&quot;;IF(WEEKDAY([.C32])=5;&quot;jueves&quot;;IF(WEEKDAY([.C32])=6;&quot;viernes&quot;;IF(WEEKDAY([.C32])=7;&quot;sabado&quot;;IF(WEEKDAY([.C32])=1;&quot;domingo&quot;;&quot;??&quot;)))))))" office:value-type="string" office:string-value="viernes" calcext:value-type="string">
            <text:p>viernes</text:p>
          </table:table-cell>
          <table:table-cell table:style-name="ce8" table:formula="of:=[.C30]+7" office:value-type="date" office:date-value="2024-06-14" calcext:value-type="date">
            <text:p>14/06/24</text:p>
          </table:table-cell>
          <table:table-cell table:style-name="ce11" office:value-type="string" calcext:value-type="string">
            <text:p>TDAs DE PROPOSITO ESPECIFICO <text:s/>- REPASO PARA RECUPERATORIO</text:p>
          </table:table-cell>
          <table:table-cell table:style-name="ce6" office:value-type="string" calcext:value-type="string">
            <text:p>Apunte 6</text:p>
          </table:table-cell>
          <table:table-cell table:style-name="ce19" office:value-type="date" office:date-value="2021-01-06" calcext:value-type="date">
            <text:p>6.1</text:p>
          </table:table-cell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table:formula="of:=IF(WEEKDAY([.C33])=2;&quot;lunes&quot;;IF(WEEKDAY([.C33])=3;&quot;martes&quot;;IF(WEEKDAY([.C33])=4;&quot;miércoles&quot;;IF(WEEKDAY([.C33])=5;&quot;jueves&quot;;IF(WEEKDAY([.C33])=6;&quot;viernes&quot;;IF(WEEKDAY([.C33])=7;&quot;sabado&quot;;IF(WEEKDAY([.C33])=1;&quot;domingo&quot;;&quot;??&quot;)))))))" office:value-type="string" office:string-value="jueves" calcext:value-type="string">
            <text:p>jueves</text:p>
          </table:table-cell>
          <table:table-cell table:style-name="ce8" table:formula="of:=[.C31]+7" office:value-type="date" office:date-value="2024-06-20" calcext:value-type="date">
            <text:p>20/06/24</text:p>
          </table:table-cell>
          <table:table-cell table:style-name="ce12" office:value-type="string" calcext:value-type="string">
            <text:p>FERIADO DIA DE LA BANDERA</text:p>
          </table:table-cell>
          <table:table-cell table:style-name="ce6"/>
          <table:table-cell table:style-name="ce19"/>
          <table:table-cell table:style-name="ce20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table:formula="of:=IF(WEEKDAY([.C34])=2;&quot;lunes&quot;;IF(WEEKDAY([.C34])=3;&quot;martes&quot;;IF(WEEKDAY([.C34])=4;&quot;miércoles&quot;;IF(WEEKDAY([.C34])=5;&quot;jueves&quot;;IF(WEEKDAY([.C34])=6;&quot;viernes&quot;;IF(WEEKDAY([.C34])=7;&quot;sabado&quot;;IF(WEEKDAY([.C34])=1;&quot;domingo&quot;;&quot;??&quot;)))))))" office:value-type="string" office:string-value="viernes" calcext:value-type="string">
            <text:p>viernes</text:p>
          </table:table-cell>
          <table:table-cell table:style-name="ce8" table:formula="of:=[.C32]+7" office:value-type="date" office:date-value="2024-06-21" calcext:value-type="date">
            <text:p>21/06/24</text:p>
          </table:table-cell>
          <table:table-cell table:style-name="ce12" office:value-type="string" calcext:value-type="string">
            <text:p>FERIADO AÑO NUEVO MAPUCHE</text:p>
          </table:table-cell>
          <table:table-cell table:style-name="ce6" table:number-columns-repeated="4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table:formula="of:=IF(WEEKDAY([.C35])=2;&quot;lunes&quot;;IF(WEEKDAY([.C35])=3;&quot;martes&quot;;IF(WEEKDAY([.C35])=4;&quot;miércoles&quot;;IF(WEEKDAY([.C35])=5;&quot;jueves&quot;;IF(WEEKDAY([.C35])=6;&quot;viernes&quot;;IF(WEEKDAY([.C35])=7;&quot;sabado&quot;;IF(WEEKDAY([.C35])=1;&quot;domingo&quot;;&quot;??&quot;)))))))" office:value-type="string" office:string-value="jueves" calcext:value-type="string">
            <text:p>jueves</text:p>
          </table:table-cell>
          <table:table-cell table:style-name="ce8" table:formula="of:=[.C33]+7" office:value-type="date" office:date-value="2024-06-27" calcext:value-type="date">
            <text:p>27/06/24</text:p>
          </table:table-cell>
          <table:table-cell table:style-name="ce13" office:value-type="string" calcext:value-type="string">
            <text:p>REPASO RECUPERATORIO</text:p>
          </table:table-cell>
          <table:table-cell table:style-name="ce6"/>
          <table:table-cell table:style-name="ce19"/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7" table:formula="of:=IF(WEEKDAY([.C36])=2;&quot;lunes&quot;;IF(WEEKDAY([.C36])=3;&quot;martes&quot;;IF(WEEKDAY([.C36])=4;&quot;miércoles&quot;;IF(WEEKDAY([.C36])=5;&quot;jueves&quot;;IF(WEEKDAY([.C36])=6;&quot;viernes&quot;;IF(WEEKDAY([.C36])=7;&quot;sabado&quot;;IF(WEEKDAY([.C36])=1;&quot;domingo&quot;;&quot;??&quot;)))))))" office:value-type="string" office:string-value="viernes" calcext:value-type="string">
            <text:p>viernes</text:p>
          </table:table-cell>
          <table:table-cell table:style-name="ce9" table:formula="of:=[.C34]+7" office:value-type="date" office:date-value="2024-06-28" calcext:value-type="date">
            <text:p>28/06/24</text:p>
          </table:table-cell>
          <table:table-cell table:style-name="ce14" office:value-type="string" calcext:value-type="string">
            <text:p>Recuperatorio 1er y 2do parcial</text:p>
          </table:table-cell>
          <table:table-cell table:style-name="ce6" table:number-columns-repeated="4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6" table:formula="of:=IF(WEEKDAY([.C37])=2;&quot;lunes&quot;;IF(WEEKDAY([.C37])=3;&quot;martes&quot;;IF(WEEKDAY([.C37])=4;&quot;miércoles&quot;;IF(WEEKDAY([.C37])=5;&quot;jueves&quot;;IF(WEEKDAY([.C37])=6;&quot;viernes&quot;;IF(WEEKDAY([.C37])=7;&quot;sabado&quot;;IF(WEEKDAY([.C37])=1;&quot;domingo&quot;;&quot;??&quot;)))))))" office:value-type="string" office:string-value="jueves" calcext:value-type="string">
            <text:p>jueves</text:p>
          </table:table-cell>
          <table:table-cell table:style-name="ce8" table:formula="of:=[.C35]+7" office:value-type="date" office:date-value="2024-07-04" calcext:value-type="date">
            <text:p>04/07/24</text:p>
          </table:table-cell>
          <table:table-cell table:style-name="ce15" office:value-type="string" calcext:value-type="string">
            <text:p>CONSULTAS TP FINAL</text:p>
          </table:table-cell>
          <table:table-cell table:style-name="ce6"/>
          <table:table-cell table:style-name="ce19"/>
          <table:table-cell table:style-name="ce6" table:number-columns-repeated="2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2"/>
          <table:table-cell table:style-name="ce6" table:formula="of:=IF(WEEKDAY([.C38])=2;&quot;lunes&quot;;IF(WEEKDAY([.C38])=3;&quot;martes&quot;;IF(WEEKDAY([.C38])=4;&quot;miércoles&quot;;IF(WEEKDAY([.C38])=5;&quot;jueves&quot;;IF(WEEKDAY([.C38])=6;&quot;viernes&quot;;IF(WEEKDAY([.C38])=7;&quot;sabado&quot;;IF(WEEKDAY([.C38])=1;&quot;domingo&quot;;&quot;??&quot;)))))))" office:value-type="string" office:string-value="viernes" calcext:value-type="string">
            <text:p>viernes</text:p>
          </table:table-cell>
          <table:table-cell table:style-name="ce8" table:formula="of:=[.C36]+7" office:value-type="date" office:date-value="2024-07-05" calcext:value-type="date">
            <text:p>05/07/24</text:p>
          </table:table-cell>
          <table:table-cell table:style-name="ce15" office:value-type="string" calcext:value-type="string">
            <text:p>CONSULTAS TP FINAL Y MOSTRAR RECUPERATORIOS</text:p>
          </table:table-cell>
          <table:table-cell table:style-name="ce6" table:number-columns-repeated="4"/>
          <table:table-cell table:style-name="ce22"/>
          <table:table-cell table:style-name="ce3" table:number-columns-repeated="17"/>
          <table:table-cell table:number-columns-repeated="998"/>
        </table:table-row>
        <table:table-row table:style-name="ro1">
          <table:table-cell table:style-name="ce3" table:number-columns-repeated="3"/>
          <table:table-cell table:number-columns-repeated="4"/>
          <table:table-cell table:style-name="ce2"/>
          <table:table-cell table:style-name="ce3" table:number-columns-repeated="18"/>
          <table:table-cell table:number-columns-repeated="998"/>
        </table:table-row>
        <table:table-row table:style-name="ro1" table:number-rows-repeated="195">
          <table:table-cell table:style-name="ce3" table:number-columns-repeated="4"/>
          <table:table-cell table:style-name="ce2" table:number-columns-repeated="4"/>
          <table:table-cell table:style-name="ce3" table:number-columns-repeated="18"/>
          <table:table-cell table:number-columns-repeated="998"/>
        </table:table-row>
        <table:table-row table:style-name="ro1">
          <table:table-cell table:style-name="ce3" table:number-columns-repeated="3"/>
          <table:table-cell table:number-columns-repeated="5"/>
          <table:table-cell table:style-name="ce3" table:number-columns-repeated="18"/>
          <table:table-cell table:number-columns-repeated="998"/>
        </table:table-row>
        <table:table-row table:style-name="ro1" table:number-rows-repeated="761">
          <table:table-cell table:number-columns-repeated="1024"/>
        </table:table-row>
        <table:table-row table:style-name="ro2" table:number-rows-repeated="104757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date-style style:name="N126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at" style:display-name="PageStyle_Ed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4" meta:object-count="0"/>
    <meta:generator>LibreOfficeDev/6.0.5.2$Linux_X86_64 LibreOffice_project/</meta:generator>
  </office:meta>
</office:document-meta>
</file>